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style:text-underline-style="solid" style:text-underline-width="auto" style:text-underline-color="font-color"/>
    </style:style>
    <style:style style:name="P2" style:family="paragraph" style:parent-style-name="Heading_20_2">
      <style:text-properties style:text-underline-style="solid" style:text-underline-width="auto" style:text-underline-color="font-color"/>
    </style:style>
    <style:style style:name="P3" style:family="paragraph" style:parent-style-name="Standard">
      <style:text-properties fo:language="fr" fo:country="FR" officeooo:rsid="0015fcb8" officeooo:paragraph-rsid="0015fcb8"/>
    </style:style>
    <style:style style:name="P4" style:family="paragraph" style:parent-style-name="Standard">
      <style:text-properties fo:language="fr" fo:country="FR" officeooo:rsid="0015fcb8" officeooo:paragraph-rsid="00166d7f"/>
    </style:style>
    <style:style style:name="P5" style:family="paragraph" style:parent-style-name="Standard">
      <style:text-properties fo:font-size="14pt" fo:language="fr" fo:country="FR" officeooo:rsid="0015fcb8" officeooo:paragraph-rsid="0015fcb8" style:font-size-asian="14pt" style:font-size-complex="14pt"/>
    </style:style>
    <style:style style:name="P6" style:family="paragraph" style:parent-style-name="Standard">
      <style:text-properties fo:font-size="14pt" fo:language="fr" fo:country="FR" officeooo:rsid="0015fcb8" officeooo:paragraph-rsid="00172f43" style:font-size-asian="14pt" style:font-size-complex="14pt"/>
    </style:style>
    <style:style style:name="P7" style:family="paragraph" style:parent-style-name="Table_20_Contents">
      <style:text-properties fo:font-size="14pt" style:font-size-asian="14pt" style:font-size-complex="14pt"/>
    </style:style>
    <style:style style:name="P8" style:family="paragraph" style:parent-style-name="Table_20_Contents">
      <style:text-properties fo:font-size="14pt" officeooo:rsid="00234503" officeooo:paragraph-rsid="00234503" style:font-size-asian="14pt" style:font-size-complex="14pt"/>
    </style:style>
    <style:style style:name="P9" style:family="paragraph" style:parent-style-name="Table_20_Contents">
      <style:text-properties fo:font-size="14pt" officeooo:rsid="00239f71" officeooo:paragraph-rsid="00239f71" style:font-size-asian="14pt" style:font-size-complex="14pt"/>
    </style:style>
    <style:style style:name="P10" style:family="paragraph" style:parent-style-name="Text_20_body">
      <style:text-properties fo:font-size="14pt" officeooo:rsid="001cfae1" officeooo:paragraph-rsid="001cfae1" style:font-size-asian="12.25pt" style:font-size-complex="14pt"/>
    </style:style>
    <style:style style:name="P11" style:family="paragraph" style:parent-style-name="Text_20_body">
      <style:text-properties officeooo:paragraph-rsid="001c6a18"/>
    </style:style>
    <style:style style:name="P12" style:family="paragraph" style:parent-style-name="Text_20_body">
      <style:text-properties officeooo:paragraph-rsid="001eeb04"/>
    </style:style>
    <style:style style:name="P13" style:family="paragraph" style:parent-style-name="Text_20_body">
      <style:text-properties officeooo:rsid="0026723a" officeooo:paragraph-rsid="0026723a"/>
    </style:style>
    <style:style style:name="P14" style:family="paragraph" style:parent-style-name="Text_20_body">
      <style:text-properties officeooo:rsid="00274765" officeooo:paragraph-rsid="00274765"/>
    </style:style>
    <style:style style:name="P15" style:family="paragraph" style:parent-style-name="Text_20_body">
      <style:text-properties officeooo:rsid="00289d86" officeooo:paragraph-rsid="00289d86"/>
    </style:style>
    <style:style style:name="P16" style:family="paragraph" style:parent-style-name="Text_20_body">
      <style:text-properties officeooo:rsid="002afd28" officeooo:paragraph-rsid="002afd28"/>
    </style:style>
    <style:style style:name="P17" style:family="paragraph" style:parent-style-name="Text_20_body">
      <style:text-properties officeooo:rsid="002ce6cd" officeooo:paragraph-rsid="002ce6cd"/>
    </style:style>
    <style:style style:name="P18" style:family="paragraph" style:parent-style-name="Title">
      <style:text-properties officeooo:paragraph-rsid="0026723a"/>
    </style:style>
    <style:style style:name="T1" style:family="text">
      <style:text-properties officeooo:rsid="00166d7f"/>
    </style:style>
    <style:style style:name="T2" style:family="text">
      <style:text-properties fo:font-size="14pt" style:font-size-asian="14pt" style:font-size-complex="14pt"/>
    </style:style>
    <style:style style:name="T3" style:family="text">
      <style:text-properties fo:font-size="14pt" fo:language="fr" fo:country="FR" officeooo:rsid="001c6a18" style:font-size-asian="14pt" style:font-size-complex="14pt"/>
    </style:style>
    <style:style style:name="T4" style:family="text">
      <style:text-properties fo:font-size="14pt" fo:language="fr" fo:country="FR" officeooo:rsid="001cfae1" style:font-size-asian="14pt" style:font-size-complex="14pt"/>
    </style:style>
    <style:style style:name="T5" style:family="text">
      <style:text-properties fo:font-size="14pt" fo:language="fr" fo:country="FR" style:text-underline-style="solid" style:text-underline-width="auto" style:text-underline-color="font-color" officeooo:rsid="001afb05" style:font-size-asian="14pt" style:font-size-complex="14pt"/>
    </style:style>
    <style:style style:name="T6" style:family="text">
      <style:text-properties fo:font-size="14pt" fo:language="fr" fo:country="FR" officeooo:rsid="001eeb04" style:font-size-asian="12.25pt" style:font-size-complex="14pt"/>
    </style:style>
    <style:style style:name="T7" style:family="text">
      <style:text-properties officeooo:rsid="00172f43"/>
    </style:style>
    <style:style style:name="T8" style:family="text">
      <style:text-properties officeooo:rsid="00190bfb"/>
    </style:style>
    <style:style style:name="T9" style:family="text">
      <style:text-properties officeooo:rsid="001afb05"/>
    </style:style>
    <style:style style:name="T10" style:family="text">
      <style:text-properties officeooo:rsid="001c6a18"/>
    </style:style>
    <style:style style:name="T11" style:family="text">
      <style:text-properties fo:language="fr" fo:country="FR"/>
    </style:style>
    <style:style style:name="T12" style:family="text">
      <style:text-properties fo:language="fr" fo:country="FR" officeooo:rsid="001cfae1"/>
    </style:style>
    <style:style style:name="T13" style:family="text">
      <style:text-properties fo:language="fr" fo:country="FR" style:text-underline-style="solid" style:text-underline-width="auto" style:text-underline-color="font-color"/>
    </style:style>
    <style:style style:name="T14" style:family="text">
      <style:text-properties fo:language="fr" fo:country="FR" style:text-underline-style="solid" style:text-underline-width="auto" style:text-underline-color="font-color" officeooo:rsid="001afb05"/>
    </style:style>
    <style:style style:name="T15" style:family="text">
      <style:text-properties fo:language="fr" fo:country="FR" style:text-underline-style="solid" style:text-underline-width="auto" style:text-underline-color="font-color" officeooo:rsid="001cfae1"/>
    </style:style>
    <style:style style:name="T16" style:family="text">
      <style:text-properties fo:language="fr" fo:country="FR" style:text-underline-style="solid" style:text-underline-width="auto" style:text-underline-color="font-color" officeooo:rsid="001eeb04"/>
    </style:style>
    <style:style style:name="T17" style:family="text">
      <style:text-properties fo:language="fr" fo:country="FR" officeooo:rsid="001eeb04"/>
    </style:style>
    <style:style style:name="T18" style:family="text">
      <style:text-properties officeooo:rsid="00239f71"/>
    </style:style>
    <style:style style:name="T19" style:family="text">
      <style:text-properties officeooo:rsid="0026723a"/>
    </style:style>
    <style:style style:name="T20" style:family="text">
      <style:text-properties officeooo:rsid="00289d86"/>
    </style:style>
    <style:style style:name="T21" style:family="text">
      <style:text-properties officeooo:rsid="0029dba3"/>
    </style:style>
    <style:style style:name="T22" style:family="text">
      <style:text-properties officeooo:rsid="0029eeab"/>
    </style:style>
    <style:style style:name="T23" style:family="text">
      <style:text-properties officeooo:rsid="002afd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M de Géo</text:p>
      <text:p text:style-name="P18"><text:span text:style-name="T19">Sujet 1 :</text:span>L’industrialisatio<text:span text:style-name="T1">n</text:span></text:p>
      <text:h text:style-name="P1" text:outline-level="1">Exercice 1:</text:h>
      <text:p text:style-name="P3"/>
      <text:h text:style-name="Heading_20_2" text:outline-level="2">les risques auxquels sont confrontés les ouvriers dans les usine de filatures <text:span text:style-name="T10">et de sidérurgie</text:span> :</text:h>
      <text:p text:style-name="P5"/>
      <text:p text:style-name="P4"><text:span text:style-name="T2">selon l’enquête sociologique menée par Louis René Villermé et Frédéric le Play, les ouvriers ont un</text:span> <text:span text:style-name="T2">travail très difficile :</text:span></text:p>
      <text:p text:style-name="P6"><text:line-break/>Ils restent debout 12h par jour et font de nombreux allés retours entre les bâtiments de l’usine peu importe le temps, qu’il fasse froid, qu’il pleuve ou qu’il neige. </text:p>
      <text:p text:style-name="P6"><text:span text:style-name="T7">L</text:span><text:span text:style-name="T1">es salles au sein de l’usine sont très bru</text:span><text:span text:style-name="T7">yantes en plus d’avoir une température élevée ce qui peu donner le tournis, mais e</text:span><text:span text:style-name="T1">nfants et adultes doivent malgré ces conditions difficiles donner toute leur concentration dans leur métier.</text:span></text:p>
      <text:p text:style-name="P6"><text:span text:style-name="T7">Les ouvriers</text:span><text:span text:style-name="T1"> ne sont pas toujours bien nourris, on</text:span><text:span text:style-name="T7">t</text:span><text:span text:style-name="T1"> des vêtements souvent inadaptés </text:span><text:span text:style-name="T8">à</text:span><text:span text:style-name="T1"> leur quotidien, sont exposés à des accidents graves, respirent l’air impur présent dans certaine</text:span><text:span text:style-name="T8">s</text:span><text:span text:style-name="T1"> salle</text:span><text:span text:style-name="T8">s</text:span><text:span text:style-name="T1"> tout au long de la journée </text:span><text:span text:style-name="T7">et sont exposé</text:span><text:span text:style-name="T9">s</text:span><text:span text:style-name="T7"> au risque constant d’incendie comme ce fut le cas pendant l’incendie de la Motte-Bossus en 1866 (doc 2)</text:span><text:span text:style-name="T1">.</text:span></text:p>
      <text:p text:style-name="P6"><text:span text:style-name="T1">Ils sont parfois mal logé</text:span><text:span text:style-name="T8">s</text:span><text:span text:style-name="T1"> et peu exposé</text:span><text:span text:style-name="T8">s</text:span><text:span text:style-name="T1"> à la lumière dans leurs appartements sans co</text:span><text:span text:style-name="T8">mpt</text:span><text:span text:style-name="T1">er les excès qu’ils peuvent commettre qui épuisent d’autant plus leur constitution déjà fragilisée durant leur longue et dure journée de travail.</text:span></text:p>
      <text:p text:style-name="P6"/>
      <text:h text:style-name="Heading_20_2" text:outline-level="2">les risques auxquels sont confrontés les mineurs :</text:h>
      <text:p text:style-name="P11"><text:span text:style-name="T3">Les mineurs sont confrontés aux explosions de gaz dans les mines qui sont mortelles pour tout les mineurs </text:span><text:span text:style-name="T4">en plus de leur infliger des brûlures et d’endommager les fondations qui soutiennent les tunnels de la mine ce qui peut parfois engendrer des éboulements qui ensevelissent les mineurs</text:span><text:span text:style-name="T3">, <text:s/>on nous parle plus particulièrement du </text:span><text:span text:style-name="T4">G</text:span><text:span text:style-name="T3">risou, une forme de carbone fossile qui contient 90 % de méthane, un gaz invisible et inodore </text:span><text:span text:style-name="T4">ce qui le rend encore plus dangereux</text:span><text:span text:style-name="T3">.</text:span></text:p>
      <text:p text:style-name="P11"><text:span text:style-name="T5"/></text:p>
      <text:h text:style-name="Heading_20_1" text:outline-level="1"><text:soft-page-break/><text:span text:style-name="T14">E</text:span><text:span text:style-name="T13">xer</text:span><text:span text:style-name="T15">c</text:span><text:span text:style-name="T13">ice 2 :</text:span></text:h>
      <text:h text:style-name="Heading_20_2" text:outline-level="2"><text:span text:style-name="T12">Les risques de </text:span><text:span text:style-name="T11">l’</text:span><text:span text:style-name="T12">emplacement</text:span><text:span text:style-name="T11"> </text:span><text:span text:style-name="T12">de</text:span><text:span text:style-name="T11"> </text:span><text:span text:style-name="T12">l’</text:span><text:span text:style-name="T11">usine et </text:span><text:span text:style-name="T12">du</text:span><text:span text:style-name="T11"> magasin :</text:span></text:h>
      <text:p text:style-name="P10"><text:span text:style-name="T11">La localisation de l’usine </text:span><text:span text:style-name="T17">est un risque</text:span><text:span text:style-name="T11"> à l’échelle du quartier comme nous le montre le document 2 avec l’incendie de l’usine de la Motte-Bossut connue pour </text:span><text:span text:style-name="T17">ses </text:span><text:span text:style-name="T16">25 mètre de haut </text:span><text:span text:style-name="T17">qui a détruit totalement le bâtiment principal </text:span><text:span text:style-name="T16">en plein centre ville</text:span><text:span text:style-name="T17">.</text:span></text:p>
      <text:p text:style-name="P12"><text:span text:style-name="T6">La localisation du magasin est également un risque comme nous le fait comprendre le document 5 qui parle d’une explosion de poudre dans un magasin de produits chimiques lui aussi en plein centre ville, l’explosion a soufflé le magasin, provoqué un incendie, produit d’épaisses fumées toxiques et c’est étendue à 1 kilomètre brisant des milliers de vitres. Le bilan total s’élève à 6 morts et des dizaines de blessés.</text:span></text:p>
      <text:p text:style-name="P12"><text:span text:style-name="T6"/></text:p>
      <text:h text:style-name="Heading_20_1" text:outline-level="1"><text:span text:style-name="T16">E</text:span><text:span text:style-name="T13">xercice 3 :</text:span></text:h>
      <text:h text:style-name="Heading_20_2" text:outline-level="2">Q<text:span text:style-name="T18">uels risques l’industrialisation engendre-t-elle au sein de la société française ?</text:span></text:h>
      <table:table table:name="Tableau1" table:style-name="Tableau1">
        <table:table-column table:style-name="Tableau1.A" table:number-columns-repeated="3"/>
        <table:table-row table:style-name="TableLine2532706412416">
          <table:table-cell table:style-name="Tableau1.A1" office:value-type="string">
            <text:p text:style-name="P7"/>
          </table:table-cell>
          <table:table-cell table:style-name="Tableau1.A1" office:value-type="string">
            <text:p text:style-name="P8">Conséquences matérielles</text:p>
          </table:table-cell>
          <table:table-cell table:style-name="Tableau1.C1" office:value-type="string">
            <text:p text:style-name="P8">Conséquences sociales</text:p>
          </table:table-cell>
        </table:table-row>
        <table:table-row table:style-name="TableLine2532706412416">
          <table:table-cell table:style-name="Tableau1.A2" office:value-type="string">
            <text:p text:style-name="P8">Pour les travailleurs</text:p>
          </table:table-cell>
          <table:table-cell table:style-name="Tableau1.A2" office:value-type="string">
            <text:p text:style-name="P7">B<text:span text:style-name="T18">lessure ou mort (coup de Grisou, machines dangereuses, fatigue)</text:span></text:p>
          </table:table-cell>
          <table:table-cell table:style-name="Tableau1.C2" office:value-type="string">
            <text:p text:style-name="P9">Peur, dépression, traumatisation (prise de stupéfiants, tabagisme)</text:p>
          </table:table-cell>
        </table:table-row>
        <table:table-row table:style-name="TableLine2532706412416">
          <table:table-cell table:style-name="Tableau1.A2" office:value-type="string">
            <text:p text:style-name="P8">Pour le lieu de production</text:p>
          </table:table-cell>
          <table:table-cell table:style-name="Tableau1.A2" office:value-type="string">
            <text:p text:style-name="P9">Destruction partielle ou totale du bâtiment (incendie)</text:p>
          </table:table-cell>
          <table:table-cell table:style-name="Tableau1.C2" office:value-type="string">
            <text:p text:style-name="P9">Mouvements de régulation (loi interdisant le travail des enfants...)</text:p>
          </table:table-cell>
        </table:table-row>
      </table:table>
      <text:p text:style-name="P5"/>
      <text:p text:style-name="Standard"/>
      <text:p text:style-name="Standard"/>
      <text:p text:style-name="Standard"/>
      <text:p text:style-name="Standard"/>
      <text:p text:style-name="Text_20_body"/>
      <text:p text:style-name="Text_20_body"/>
      <text:p text:style-name="Text_20_body"/>
      <text:p text:style-name="Text_20_body"/>
      <text:p text:style-name="Title"><text:soft-page-break/>Sujet 2 : Le temps des usines</text:p>
      <text:h text:style-name="P2" text:outline-level="2">Exercice 1 :</text:h>
      <text:p text:style-name="P15">Renault étant apparue à la fin du 19 ème siècle en pleine industrialisation de la France, elle a pu bénéficier du développement rapide des usines pour croître.</text:p>
      <text:p text:style-name="P14">On peu voir sur le doc 2 <text:span text:style-name="T21">que </text:span>lors de la création de l’entreprise Renault en 1898 <text:span text:style-name="T20">sont chiffre d’affaire était inférieur au million de francs, </text:span>les ouvriers étaient au nombre de 6 et la superficie des usines était de 300 m². <text:span text:style-name="T20">P</text:span>lus cette surface augmente plus les usines sont grandes et plus elles peuvent accueillir de main d’oeuvre pour la construction automobile <text:span text:style-name="T20">ce qui fait augmenter le chiffre d’affaire de l’entreprise</text:span>. On constate ce phénomène dès 1905 où 7 ans plus tard la Superficie passe à 22 000 m² et les ouvriers <text:span text:style-name="T20">à 800 ce qui fait monter le chiffre d’affaire à 15 millions de francs. Le phénomène continue et en 1914 il y aura 4400 ouvriers avec une superficie de 144 035 m² d’usines et un chiffre d’affaire s’élevant à 53 millions de francs.</text:span></text:p>
      <text:h text:style-name="P2" text:outline-level="2">Exercice 2 :</text:h>
      <text:p text:style-name="P13">L<text:span text:style-name="T22">a Production des usines Renault est modernisée grâce aux chaînes de production qui doivent leur existence au taylorisme, une doctrine qui remplace les mouvement</text:span><text:span text:style-name="T23">s</text:span><text:span text:style-name="T22"> inutile</text:span><text:span text:style-name="T23">s</text:span><text:span text:style-name="T22"> des ouvriers </text:span><text:span text:style-name="T23">par des chaînes de travail horizontales ou chaque ouvrier a une action attribuée et la répète sans réfléchir.</text:span></text:p>
      <text:h text:style-name="Heading_20_2" text:outline-level="2">Exercice 3 :</text:h>
      <text:p text:style-name="P16">L’industrie marque le paysage comme on peu le voir sur le doc 4 qui nous montre un complexe industriel dans le bassin de Longwy contenant une quinzaine d’infrastructures tel que des hauts fourneaux, des usines et des mines prenant une place assez conséquente.</text:p>
      <text:h text:style-name="Heading_20_2" text:outline-level="2">Exercice 4 :</text:h>
      <text:p text:style-name="P17">Les points forts de l’industrialisation du pays sont la modernisation des infrastructures (tramway, éclairage électrique dans les rues…) et la croissance du PIB qui passe de 25 milliards de francs en 1880 à 49.6 milliards en 1913.</text:p>
      <text:h text:style-name="Heading_20_2" text:outline-level="2"><text:soft-page-break/>Exercice 5 :</text:h>
      <text:p text:style-name="P17">Cette modernisation industrielle émet plusieurs critiques et la plus importante est celle des chaînes de production qui réduisent l’ouvrier à un statut de machine interdit de penser ou de réfléchir avec pour seul but celui de produire toujours pl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text-underline-style="none" officeooo:rsid="00239f71" style:font-size-asian="14pt" style:font-size-complex="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11:10:08.902000000</meta:creation-date>
    <meta:generator>LibreOffice/7.2.4.1$Windows_X86_64 LibreOffice_project/27d75539669ac387bb498e35313b970b7fe9c4f9</meta:generator>
    <dc:date>2024-03-08T13:47:39.502000000</dc:date>
    <meta:editing-duration>PT47M26S</meta:editing-duration>
    <meta:editing-cycles>9</meta:editing-cycles>
    <meta:document-statistic meta:table-count="1" meta:image-count="0" meta:object-count="0" meta:page-count="4" meta:paragraph-count="37" meta:word-count="824" meta:character-count="4956" meta:non-whitespace-character-count="4170"/>
  </office:meta>
</office:document-meta>
</file>